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ArgumentResolverComposite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MethodArgumentResolverComposi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Tests.checkArgumentResolver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MethodArgumentResolverCompositeTests.noSuitable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CompositeTests.handle( Integer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